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M2.5" table:style-name="ta1">
        <table:shapes>
          <draw:frame draw:z-index="0" draw:style-name="gr1" draw:text-style-name="P1" svg:width="303.79mm" svg:height="120.06mm" svg:x="16.79mm" svg:y="70.65mm">
            <draw:object draw:notify-on-update-of-ranges="'PM2.5'.A3:'PM2.5'.A3 'PM2.5'.A4:'PM2.5'.A4 'PM2.5'.A5:'PM2.5'.A5 'PM2.5'.A6:'PM2.5'.A6 'PM2.5'.A7:'PM2.5'.A7 'PM2.5'.A8:'PM2.5'.A8 'PM2.5'.A9:'PM2.5'.A9 'PM2.5'.A10:'PM2.5'.A10 'PM2.5'.A11:'PM2.5'.A11 'PM2.5'.A12:'PM2.5'.A12 'PM2.5'.A13:'PM2.5'.A13 'PM2.5'.A14:'PM2.5'.A14 'PM2.5'.A15:'PM2.5'.A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4" table:default-cell-style-name="Default"/>
        <table:table-row table:style-name="ro1">
          <table:table-cell table:style-name="Default"/>
          <table:table-cell table:style-name="ce3" office:value-type="float" office:value="2013" calcext:value-type="float" table:number-columns-spanned="2" table:number-rows-spanned="1">
            <text:p>2013</text:p>
          </table:table-cell>
          <table:covered-table-cell/>
          <table:table-cell table:style-name="ce3" office:value-type="float" office:value="2014" calcext:value-type="float" table:number-columns-spanned="2" table:number-rows-spanned="1">
            <text:p>2014</text:p>
          </table:table-cell>
          <table:covered-table-cell/>
          <table:table-cell table:style-name="ce3" office:value-type="float" office:value="2015" calcext:value-type="float" table:number-columns-spanned="2" table:number-rows-spanned="1">
            <text:p>2015</text:p>
          </table:table-cell>
          <table:covered-table-cell/>
          <table:table-cell table:style-name="ce3" office:value-type="float" office:value="2016" calcext:value-type="float" table:number-columns-spanned="2" table:number-rows-spanned="1">
            <text:p>2016</text:p>
          </table:table-cell>
          <table:covered-table-cell/>
          <table:table-cell table:style-name="ce3" office:value-type="string" calcext:value-type="string" table:number-columns-spanned="2" table:number-rows-spanned="1">
            <text:p>Geral</text:p>
          </table:table-cell>
          <table:covered-table-cell/>
          <table:table-cell table:number-columns-repeated="1013"/>
        </table:table-row>
        <table:table-row table:style-name="ro1">
          <table:table-cell table:style-name="Default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tizhongxin</text:p>
          </table:table-cell>
          <table:table-cell office:value-type="float" office:value="88.1541900722229" calcext:value-type="float">
            <text:p>88,1541900722229</text:p>
          </table:table-cell>
          <table:table-cell office:value-type="float" office:value="81.9032009669635" calcext:value-type="float">
            <text:p>81,9032009669635</text:p>
          </table:table-cell>
          <table:table-cell office:value-type="float" office:value="85.7793153501875" calcext:value-type="float">
            <text:p>85,7793153501875</text:p>
          </table:table-cell>
          <table:table-cell office:value-type="float" office:value="76.3124314491151" calcext:value-type="float">
            <text:p>76,3124314491151</text:p>
          </table:table-cell>
          <table:table-cell office:value-type="float" office:value="76.821393557423" calcext:value-type="float">
            <text:p>76,821393557423</text:p>
          </table:table-cell>
          <table:table-cell office:value-type="float" office:value="85.479818062326" calcext:value-type="float">
            <text:p>85,479818062326</text:p>
          </table:table-cell>
          <table:table-cell office:value-type="float" office:value="80.3514741871577" calcext:value-type="float">
            <text:p>80,3514741871577</text:p>
          </table:table-cell>
          <table:table-cell office:value-type="float" office:value="83.8883498429707" calcext:value-type="float">
            <text:p>83,8883498429707</text:p>
          </table:table-cell>
          <table:table-cell office:value-type="float" office:value="82.7736108263277" calcext:value-type="float">
            <text:p>82,7736108263277</text:p>
          </table:table-cell>
          <table:table-cell office:value-type="float" office:value="82.1356935376368" calcext:value-type="float">
            <text:p>82,135693537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ngping</text:p>
          </table:table-cell>
          <table:table-cell office:value-type="float" office:value="78.8284398388025" calcext:value-type="float">
            <text:p>78,8284398388025</text:p>
          </table:table-cell>
          <table:table-cell office:value-type="float" office:value="75.476167209263" calcext:value-type="float">
            <text:p>75,476167209263</text:p>
          </table:table-cell>
          <table:table-cell office:value-type="float" office:value="76.2364010827351" calcext:value-type="float">
            <text:p>76,2364010827351</text:p>
          </table:table-cell>
          <table:table-cell office:value-type="float" office:value="75.0851294416569" calcext:value-type="float">
            <text:p>75,0851294416569</text:p>
          </table:table-cell>
          <table:table-cell office:value-type="float" office:value="61.9712242968565" calcext:value-type="float">
            <text:p>61,9712242968565</text:p>
          </table:table-cell>
          <table:table-cell office:value-type="float" office:value="64.9941677700546" calcext:value-type="float">
            <text:p>64,9941677700546</text:p>
          </table:table-cell>
          <table:table-cell office:value-type="float" office:value="67.2222993291696" calcext:value-type="float">
            <text:p>67,2222993291696</text:p>
          </table:table-cell>
          <table:table-cell office:value-type="float" office:value="71.8944592614169" calcext:value-type="float">
            <text:p>71,8944592614169</text:p>
          </table:table-cell>
          <table:table-cell office:value-type="float" office:value="71.0997433654127" calcext:value-type="float">
            <text:p>71,0997433654127</text:p>
          </table:table-cell>
          <table:table-cell office:value-type="float" office:value="72.3269261250207" calcext:value-type="float">
            <text:p>72,3269261250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ngling</text:p>
          </table:table-cell>
          <table:table-cell office:value-type="float" office:value="71.3987837679804" calcext:value-type="float">
            <text:p>71,3987837679804</text:p>
          </table:table-cell>
          <table:table-cell office:value-type="float" office:value="74.8602847941168" calcext:value-type="float">
            <text:p>74,8602847941168</text:p>
          </table:table-cell>
          <table:table-cell office:value-type="float" office:value="70.535988372093" calcext:value-type="float">
            <text:p>70,535988372093</text:p>
          </table:table-cell>
          <table:table-cell office:value-type="float" office:value="74.7039363939891" calcext:value-type="float">
            <text:p>74,7039363939891</text:p>
          </table:table-cell>
          <table:table-cell office:value-type="float" office:value="58.3133187016288" calcext:value-type="float">
            <text:p>58,3133187016288</text:p>
          </table:table-cell>
          <table:table-cell office:value-type="float" office:value="69.1273352183773" calcext:value-type="float">
            <text:p>69,1273352183773</text:p>
          </table:table-cell>
          <table:table-cell office:value-type="float" office:value="63.7597027250206" calcext:value-type="float">
            <text:p>63,7597027250206</text:p>
          </table:table-cell>
          <table:table-cell office:value-type="float" office:value="69.3849534773066" calcext:value-type="float">
            <text:p>69,3849534773066</text:p>
          </table:table-cell>
          <table:table-cell office:value-type="float" office:value="65.989496864518" calcext:value-type="float">
            <text:p>65,989496864518</text:p>
          </table:table-cell>
          <table:table-cell office:value-type="float" office:value="72.2677232610523" calcext:value-type="float">
            <text:p>72,2677232610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ngsi</text:p>
          </table:table-cell>
          <table:table-cell office:value-type="float" office:value="93.1985790822269" calcext:value-type="float">
            <text:p>93,1985790822269</text:p>
          </table:table-cell>
          <table:table-cell office:value-type="float" office:value="85.9864249709532" calcext:value-type="float">
            <text:p>85,9864249709532</text:p>
          </table:table-cell>
          <table:table-cell office:value-type="float" office:value="84.1666820382753" calcext:value-type="float">
            <text:p>84,1666820382753</text:p>
          </table:table-cell>
          <table:table-cell office:value-type="float" office:value="79.1878249704897" calcext:value-type="float">
            <text:p>79,1878249704897</text:p>
          </table:table-cell>
          <table:table-cell office:value-type="float" office:value="79.4636573273377" calcext:value-type="float">
            <text:p>79,4636573273377</text:p>
          </table:table-cell>
          <table:table-cell office:value-type="float" office:value="89.2103514529794" calcext:value-type="float">
            <text:p>89,2103514529794</text:p>
          </table:table-cell>
          <table:table-cell office:value-type="float" office:value="88.0823290776757" calcext:value-type="float">
            <text:p>88,0823290776757</text:p>
          </table:table-cell>
          <table:table-cell office:value-type="float" office:value="91.0220679220105" calcext:value-type="float">
            <text:p>91,0220679220105</text:p>
          </table:table-cell>
          <table:table-cell office:value-type="float" office:value="86.1942967884828" calcext:value-type="float">
            <text:p>86,1942967884828</text:p>
          </table:table-cell>
          <table:table-cell office:value-type="float" office:value="86.5751268675573" calcext:value-type="float">
            <text:p>86,5751268675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nyuan</text:p>
          </table:table-cell>
          <table:table-cell office:value-type="float" office:value="88.5045233124565" calcext:value-type="float">
            <text:p>88,5045233124565</text:p>
          </table:table-cell>
          <table:table-cell office:value-type="float" office:value="81.4604522486" calcext:value-type="float">
            <text:p>81,4604522486</text:p>
          </table:table-cell>
          <table:table-cell office:value-type="float" office:value="83.9493936567164" calcext:value-type="float">
            <text:p>83,9493936567164</text:p>
          </table:table-cell>
          <table:table-cell office:value-type="float" office:value="74.4229397664504" calcext:value-type="float">
            <text:p>74,4229397664504</text:p>
          </table:table-cell>
          <table:table-cell office:value-type="float" office:value="75.896866359447" calcext:value-type="float">
            <text:p>75,896866359447</text:p>
          </table:table-cell>
          <table:table-cell office:value-type="float" office:value="82.8383274285432" calcext:value-type="float">
            <text:p>82,8383274285432</text:p>
          </table:table-cell>
          <table:table-cell office:value-type="float" office:value="83.4385064177363" calcext:value-type="float">
            <text:p>83,4385064177363</text:p>
          </table:table-cell>
          <table:table-cell office:value-type="float" office:value="84.1425098670513" calcext:value-type="float">
            <text:p>84,1425098670513</text:p>
          </table:table-cell>
          <table:table-cell office:value-type="float" office:value="82.9333720390153" calcext:value-type="float">
            <text:p>82,9333720390153</text:p>
          </table:table-cell>
          <table:table-cell office:value-type="float" office:value="80.9334973121965" calcext:value-type="float">
            <text:p>80,93349731219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cheng</text:p>
          </table:table-cell>
          <table:table-cell office:value-type="float" office:value="89.0665501165501" calcext:value-type="float">
            <text:p>89,0665501165501</text:p>
          </table:table-cell>
          <table:table-cell office:value-type="float" office:value="81.7483287462997" calcext:value-type="float">
            <text:p>81,7483287462997</text:p>
          </table:table-cell>
          <table:table-cell office:value-type="float" office:value="84.3484802784223" calcext:value-type="float">
            <text:p>84,3484802784223</text:p>
          </table:table-cell>
          <table:table-cell office:value-type="float" office:value="74.556806638859" calcext:value-type="float">
            <text:p>74,556806638859</text:p>
          </table:table-cell>
          <table:table-cell office:value-type="float" office:value="77.8733658423314" calcext:value-type="float">
            <text:p>77,8733658423314</text:p>
          </table:table-cell>
          <table:table-cell office:value-type="float" office:value="85.1385964471123" calcext:value-type="float">
            <text:p>85,1385964471123</text:p>
          </table:table-cell>
          <table:table-cell office:value-type="float" office:value="84.1398024404416" calcext:value-type="float">
            <text:p>84,1398024404416</text:p>
          </table:table-cell>
          <table:table-cell office:value-type="float" office:value="88.7213307245246" calcext:value-type="float">
            <text:p>88,7213307245246</text:p>
          </table:table-cell>
          <table:table-cell office:value-type="float" office:value="83.8520890231855" calcext:value-type="float">
            <text:p>83,8520890231855</text:p>
          </table:table-cell>
          <table:table-cell office:value-type="float" office:value="82.7964446075022" calcext:value-type="float">
            <text:p>82,7964446075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airou</text:p>
          </table:table-cell>
          <table:table-cell office:value-type="float" office:value="76.2561120341799" calcext:value-type="float">
            <text:p>76,2561120341799</text:p>
          </table:table-cell>
          <table:table-cell office:value-type="float" office:value="73.9425595579022" calcext:value-type="float">
            <text:p>73,9425595579022</text:p>
          </table:table-cell>
          <table:table-cell office:value-type="float" office:value="71.6455416272469" calcext:value-type="float">
            <text:p>71,6455416272469</text:p>
          </table:table-cell>
          <table:table-cell office:value-type="float" office:value="68.375134963261" calcext:value-type="float">
            <text:p>68,375134963261</text:p>
          </table:table-cell>
          <table:table-cell office:value-type="float" office:value="65.6607761124666" calcext:value-type="float">
            <text:p>65,6607761124666</text:p>
          </table:table-cell>
          <table:table-cell office:value-type="float" office:value="71.5457266791253" calcext:value-type="float">
            <text:p>71,5457266791253</text:p>
          </table:table-cell>
          <table:table-cell office:value-type="float" office:value="65.1257248898168" calcext:value-type="float">
            <text:p>65,1257248898168</text:p>
          </table:table-cell>
          <table:table-cell office:value-type="float" office:value="70.3614936468597" calcext:value-type="float">
            <text:p>70,3614936468597</text:p>
          </table:table-cell>
          <table:table-cell office:value-type="float" office:value="69.6263668611298" calcext:value-type="float">
            <text:p>69,6263668611298</text:p>
          </table:table-cell>
          <table:table-cell office:value-type="float" office:value="71.2249163210751" calcext:value-type="float">
            <text:p>71,22491632107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gzhanguan</text:p>
          </table:table-cell>
          <table:table-cell office:value-type="float" office:value="91.1613942252387" calcext:value-type="float">
            <text:p>91,1613942252387</text:p>
          </table:table-cell>
          <table:table-cell office:value-type="float" office:value="86.0693131380031" calcext:value-type="float">
            <text:p>86,0693131380031</text:p>
          </table:table-cell>
          <table:table-cell office:value-type="float" office:value="86.7231951560317" calcext:value-type="float">
            <text:p>86,7231951560317</text:p>
          </table:table-cell>
          <table:table-cell office:value-type="float" office:value="83.6628583646762" calcext:value-type="float">
            <text:p>83,6628583646762</text:p>
          </table:table-cell>
          <table:table-cell office:value-type="float" office:value="78.0505095466792" calcext:value-type="float">
            <text:p>78,0505095466792</text:p>
          </table:table-cell>
          <table:table-cell office:value-type="float" office:value="87.4670244867918" calcext:value-type="float">
            <text:p>87,4670244867918</text:p>
          </table:table-cell>
          <table:table-cell office:value-type="float" office:value="83.3065676491065" calcext:value-type="float">
            <text:p>83,3065676491065</text:p>
          </table:table-cell>
          <table:table-cell office:value-type="float" office:value="87.1368183878105" calcext:value-type="float">
            <text:p>87,1368183878105</text:p>
          </table:table-cell>
          <table:table-cell office:value-type="float" office:value="84.8384829829248" calcext:value-type="float">
            <text:p>84,8384829829248</text:p>
          </table:table-cell>
          <table:table-cell office:value-type="float" office:value="86.2253439773982" calcext:value-type="float">
            <text:p>86,2253439773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unyi</text:p>
          </table:table-cell>
          <table:table-cell office:value-type="float" office:value="84.5187507393825" calcext:value-type="float">
            <text:p>84,5187507393825</text:p>
          </table:table-cell>
          <table:table-cell office:value-type="float" office:value="81.9265411775372" calcext:value-type="float">
            <text:p>81,9265411775372</text:p>
          </table:table-cell>
          <table:table-cell office:value-type="float" office:value="80.3741740344346" calcext:value-type="float">
            <text:p>80,3741740344346</text:p>
          </table:table-cell>
          <table:table-cell office:value-type="float" office:value="74.3009574009407" calcext:value-type="float">
            <text:p>74,3009574009407</text:p>
          </table:table-cell>
          <table:table-cell office:value-type="float" office:value="75.4590793724042" calcext:value-type="float">
            <text:p>75,4590793724042</text:p>
          </table:table-cell>
          <table:table-cell office:value-type="float" office:value="84.576657084982" calcext:value-type="float">
            <text:p>84,576657084982</text:p>
          </table:table-cell>
          <table:table-cell office:value-type="float" office:value="77.6980080626038" calcext:value-type="float">
            <text:p>77,6980080626038</text:p>
          </table:table-cell>
          <table:table-cell office:value-type="float" office:value="83.4861251904556" calcext:value-type="float">
            <text:p>83,4861251904556</text:p>
          </table:table-cell>
          <table:table-cell office:value-type="float" office:value="79.4916020028696" calcext:value-type="float">
            <text:p>79,4916020028696</text:p>
          </table:table-cell>
          <table:table-cell office:value-type="float" office:value="81.2317393903172" calcext:value-type="float">
            <text:p>81,2317393903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antan</text:p>
          </table:table-cell>
          <table:table-cell office:value-type="float" office:value="88.6317668739922" calcext:value-type="float">
            <text:p>88,6317668739922</text:p>
          </table:table-cell>
          <table:table-cell office:value-type="float" office:value="81.0627314348628" calcext:value-type="float">
            <text:p>81,0627314348628</text:p>
          </table:table-cell>
          <table:table-cell office:value-type="float" office:value="83.7082584003786" calcext:value-type="float">
            <text:p>83,7082584003786</text:p>
          </table:table-cell>
          <table:table-cell office:value-type="float" office:value="74.8028098095871" calcext:value-type="float">
            <text:p>74,8028098095871</text:p>
          </table:table-cell>
          <table:table-cell office:value-type="float" office:value="75.8832811956899" calcext:value-type="float">
            <text:p>75,8832811956899</text:p>
          </table:table-cell>
          <table:table-cell office:value-type="float" office:value="84.1115046337811" calcext:value-type="float">
            <text:p>84,1115046337811</text:p>
          </table:table-cell>
          <table:table-cell office:value-type="float" office:value="80.42832289492" calcext:value-type="float">
            <text:p>80,42832289492</text:p>
          </table:table-cell>
          <table:table-cell office:value-type="float" office:value="82.74973428927" calcext:value-type="float">
            <text:p>82,74973428927</text:p>
          </table:table-cell>
          <table:table-cell office:value-type="float" office:value="82.1649111582866" calcext:value-type="float">
            <text:p>82,1649111582866</text:p>
          </table:table-cell>
          <table:table-cell office:value-type="float" office:value="80.9213840797263" calcext:value-type="float">
            <text:p>80,9213840797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liu</text:p>
          </table:table-cell>
          <table:table-cell office:value-type="float" office:value="98.0740443117897" calcext:value-type="float">
            <text:p>98,0740443117897</text:p>
          </table:table-cell>
          <table:table-cell office:value-type="float" office:value="86.1191103984654" calcext:value-type="float">
            <text:p>86,1191103984654</text:p>
          </table:table-cell>
          <table:table-cell office:value-type="float" office:value="83.6512430939227" calcext:value-type="float">
            <text:p>83,6512430939227</text:p>
          </table:table-cell>
          <table:table-cell office:value-type="float" office:value="76.6362048748123" calcext:value-type="float">
            <text:p>76,6362048748123</text:p>
          </table:table-cell>
          <table:table-cell office:value-type="float" office:value="73.9102270094973" calcext:value-type="float">
            <text:p>73,9102270094973</text:p>
          </table:table-cell>
          <table:table-cell office:value-type="float" office:value="80.8940136767733" calcext:value-type="float">
            <text:p>80,8940136767733</text:p>
          </table:table-cell>
          <table:table-cell office:value-type="float" office:value="77.74031679963" calcext:value-type="float">
            <text:p>77,74031679963</text:p>
          </table:table-cell>
          <table:table-cell office:value-type="float" office:value="81.6239450362216" calcext:value-type="float">
            <text:p>81,6239450362216</text:p>
          </table:table-cell>
          <table:table-cell office:value-type="float" office:value="83.374715991004" calcext:value-type="float">
            <text:p>83,374715991004</text:p>
          </table:table-cell>
          <table:table-cell office:value-type="float" office:value="81.905568174173" calcext:value-type="float">
            <text:p>81,90556817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shouxigong</text:p>
          </table:table-cell>
          <table:table-cell office:value-type="float" office:value="91.6487001733102" calcext:value-type="float">
            <text:p>91,6487001733102</text:p>
          </table:table-cell>
          <table:table-cell office:value-type="float" office:value="85.6156115842591" calcext:value-type="float">
            <text:p>85,6156115842591</text:p>
          </table:table-cell>
          <table:table-cell office:value-type="float" office:value="84.5637778810409" calcext:value-type="float">
            <text:p>84,5637778810409</text:p>
          </table:table-cell>
          <table:table-cell office:value-type="float" office:value="77.6373212147245" calcext:value-type="float">
            <text:p>77,6373212147245</text:p>
          </table:table-cell>
          <table:table-cell office:value-type="float" office:value="77.9483463830782" calcext:value-type="float">
            <text:p>77,9483463830782</text:p>
          </table:table-cell>
          <table:table-cell office:value-type="float" office:value="89.3208723043373" calcext:value-type="float">
            <text:p>89,3208723043373</text:p>
          </table:table-cell>
          <table:table-cell office:value-type="float" office:value="85.863476836687" calcext:value-type="float">
            <text:p>85,863476836687</text:p>
          </table:table-cell>
          <table:table-cell office:value-type="float" office:value="90.2691448213747" calcext:value-type="float">
            <text:p>90,2691448213747</text:p>
          </table:table-cell>
          <table:table-cell office:value-type="float" office:value="85.0241358240224" calcext:value-type="float">
            <text:p>85,0241358240224</text:p>
          </table:table-cell>
          <table:table-cell office:value-type="float" office:value="85.9759811573648" calcext:value-type="float">
            <text:p>85,97598115736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office:value-type="float" office:value="86.6629146632871" calcext:value-type="float">
            <text:p>86,6629146632871</text:p>
          </table:table-cell>
          <table:table-cell office:value-type="float" office:value="81.8011483892728" calcext:value-type="float">
            <text:p>81,8011483892728</text:p>
          </table:table-cell>
          <table:table-cell office:value-type="float" office:value="81.3112451521116" calcext:value-type="float">
            <text:p>81,3112451521116</text:p>
          </table:table-cell>
          <table:table-cell office:value-type="float" office:value="76.075265371446" calcext:value-type="float">
            <text:p>76,075265371446</text:p>
          </table:table-cell>
          <table:table-cell office:value-type="float" office:value="73.114267042319" calcext:value-type="float">
            <text:p>73,114267042319</text:p>
          </table:table-cell>
          <table:table-cell office:value-type="float" office:value="81.8848249944731" calcext:value-type="float">
            <text:p>81,8848249944731</text:p>
          </table:table-cell>
          <table:table-cell office:value-type="float" office:value="78.0808832832131" calcext:value-type="float">
            <text:p>78,0808832832131</text:p>
          </table:table-cell>
          <table:table-cell office:value-type="float" office:value="82.7337867193074" calcext:value-type="float">
            <text:p>82,7337867193074</text:p>
          </table:table-cell>
          <table:table-cell office:value-type="float" office:value="79.7934281324858" calcext:value-type="float">
            <text:p>79,7934281324858</text:p>
          </table:table-cell>
          <table:table-cell office:value-type="float" office:value="80.8223912601961" calcext:value-type="float">
            <text:p>80,8223912601961</text:p>
          </table:table-cell>
          <table:table-cell table:style-name="ce2" table:number-columns-repeated="1013"/>
        </table:table-row>
      </table:table>
      <table:table table:name="PM10" table:style-name="ta1">
        <table:shapes>
          <draw:frame draw:z-index="0" draw:style-name="gr1" draw:text-style-name="P1" svg:width="304.02mm" svg:height="123.24mm" svg:x="1.65mm" svg:y="73.05mm">
            <draw:object draw:notify-on-update-of-ranges="PM10.A3:PM10.A3 PM10.A4:PM10.A4 PM10.A5:PM10.A5 PM10.A6:PM10.A6 PM10.A7:PM10.A7 PM10.A8:PM10.A8 PM10.A9:PM10.A9 PM10.A10:PM10.A10 PM10.A11:PM10.A11 PM10.A12:PM10.A12 PM10.A13:PM10.A13 PM10.A14:PM10.A14 PM10.A15:PM10.A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4" table:default-cell-style-name="Default"/>
        <table:table-row table:style-name="ro1">
          <table:table-cell table:style-name="Default"/>
          <table:table-cell table:style-name="ce3" office:value-type="float" office:value="2013" calcext:value-type="float" table:number-columns-spanned="2" table:number-rows-spanned="1">
            <text:p>2013</text:p>
          </table:table-cell>
          <table:covered-table-cell/>
          <table:table-cell table:style-name="ce3" office:value-type="float" office:value="2014" calcext:value-type="float" table:number-columns-spanned="2" table:number-rows-spanned="1">
            <text:p>2014</text:p>
          </table:table-cell>
          <table:covered-table-cell/>
          <table:table-cell table:style-name="ce3" office:value-type="float" office:value="2015" calcext:value-type="float" table:number-columns-spanned="2" table:number-rows-spanned="1">
            <text:p>2015</text:p>
          </table:table-cell>
          <table:covered-table-cell/>
          <table:table-cell table:style-name="ce3" office:value-type="float" office:value="2016" calcext:value-type="float" table:number-columns-spanned="2" table:number-rows-spanned="1">
            <text:p>2016</text:p>
          </table:table-cell>
          <table:covered-table-cell/>
          <table:table-cell table:style-name="ce3" office:value-type="string" calcext:value-type="string" table:number-columns-spanned="2" table:number-rows-spanned="1">
            <text:p>Geral</text:p>
          </table:table-cell>
          <table:covered-table-cell/>
          <table:table-cell table:number-columns-repeated="1013"/>
        </table:table-row>
        <table:table-row table:style-name="ro1">
          <table:table-cell table:style-name="Default"/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tizhongxin</text:p>
          </table:table-cell>
          <table:table-cell office:value-type="float" office:value="116.822336769759" calcext:value-type="float">
            <text:p>116,822336769759</text:p>
          </table:table-cell>
          <table:table-cell office:value-type="float" office:value="91.34386314352" calcext:value-type="float">
            <text:p>91,34386314352</text:p>
          </table:table-cell>
          <table:table-cell office:value-type="float" office:value="118.96716147719" calcext:value-type="float">
            <text:p>118,96716147719</text:p>
          </table:table-cell>
          <table:table-cell office:value-type="float" office:value="98.010244679405" calcext:value-type="float">
            <text:p>98,010244679405</text:p>
          </table:table-cell>
          <table:table-cell office:value-type="float" office:value="104.677257024413" calcext:value-type="float">
            <text:p>104,677257024413</text:p>
          </table:table-cell>
          <table:table-cell office:value-type="float" office:value="97.2055609405569" calcext:value-type="float">
            <text:p>97,2055609405569</text:p>
          </table:table-cell>
          <table:table-cell office:value-type="float" office:value="100.10363173722" calcext:value-type="float">
            <text:p>100,10363173722</text:p>
          </table:table-cell>
          <table:table-cell office:value-type="float" office:value="93.0135192608775" calcext:value-type="float">
            <text:p>93,0135192608775</text:p>
          </table:table-cell>
          <table:table-cell office:value-type="float" office:value="110.060391311943" calcext:value-type="float">
            <text:p>110,060391311943</text:p>
          </table:table-cell>
          <table:table-cell office:value-type="float" office:value="95.2230045626721" calcext:value-type="float">
            <text:p>95,2230045626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ngping</text:p>
          </table:table-cell>
          <table:table-cell office:value-type="float" office:value="96.7788362217376" calcext:value-type="float">
            <text:p>96,7788362217376</text:p>
          </table:table-cell>
          <table:table-cell office:value-type="float" office:value="78.1269075560686" calcext:value-type="float">
            <text:p>78,1269075560686</text:p>
          </table:table-cell>
          <table:table-cell office:value-type="float" office:value="104.929324796275" calcext:value-type="float">
            <text:p>104,929324796275</text:p>
          </table:table-cell>
          <table:table-cell office:value-type="float" office:value="88.4733254673707" calcext:value-type="float">
            <text:p>88,4733254673707</text:p>
          </table:table-cell>
          <table:table-cell office:value-type="float" office:value="86.3861906998591" calcext:value-type="float">
            <text:p>86,3861906998591</text:p>
          </table:table-cell>
          <table:table-cell office:value-type="float" office:value="83.6376586071743" calcext:value-type="float">
            <text:p>83,6376586071743</text:p>
          </table:table-cell>
          <table:table-cell office:value-type="float" office:value="90.4710839201201" calcext:value-type="float">
            <text:p>90,4710839201201</text:p>
          </table:table-cell>
          <table:table-cell office:value-type="float" office:value="82.1264761330198" calcext:value-type="float">
            <text:p>82,1264761330198</text:p>
          </table:table-cell>
          <table:table-cell office:value-type="float" office:value="94.657870773157" calcext:value-type="float">
            <text:p>94,657870773157</text:p>
          </table:table-cell>
          <table:table-cell office:value-type="float" office:value="83.4417384209278" calcext:value-type="float">
            <text:p>83,44173842092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ngling</text:p>
          </table:table-cell>
          <table:table-cell office:value-type="float" office:value="84.8025544879306" calcext:value-type="float">
            <text:p>84,8025544879306</text:p>
          </table:table-cell>
          <table:table-cell office:value-type="float" office:value="77.2230217626667" calcext:value-type="float">
            <text:p>77,2230217626667</text:p>
          </table:table-cell>
          <table:table-cell office:value-type="float" office:value="87.639228893276" calcext:value-type="float">
            <text:p>87,639228893276</text:p>
          </table:table-cell>
          <table:table-cell office:value-type="float" office:value="82.9744389285212" calcext:value-type="float">
            <text:p>82,9744389285212</text:p>
          </table:table-cell>
          <table:table-cell office:value-type="float" office:value="79.3823970469489" calcext:value-type="float">
            <text:p>79,3823970469489</text:p>
          </table:table-cell>
          <table:table-cell office:value-type="float" office:value="79.6518576411087" calcext:value-type="float">
            <text:p>79,6518576411087</text:p>
          </table:table-cell>
          <table:table-cell office:value-type="float" office:value="83.1724458924831" calcext:value-type="float">
            <text:p>83,1724458924831</text:p>
          </table:table-cell>
          <table:table-cell office:value-type="float" office:value="77.9584856081626" calcext:value-type="float">
            <text:p>77,9584856081626</text:p>
          </table:table-cell>
          <table:table-cell office:value-type="float" office:value="83.7397233201581" calcext:value-type="float">
            <text:p>83,7397233201581</text:p>
          </table:table-cell>
          <table:table-cell office:value-type="float" office:value="79.5416845611298" calcext:value-type="float">
            <text:p>79,54168456112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ngsi</text:p>
          </table:table-cell>
          <table:table-cell office:value-type="float" office:value="108.758202402957" calcext:value-type="float">
            <text:p>108,758202402957</text:p>
          </table:table-cell>
          <table:table-cell office:value-type="float" office:value="89.1503412932405" calcext:value-type="float">
            <text:p>89,1503412932405</text:p>
          </table:table-cell>
          <table:table-cell office:value-type="float" office:value="116.019509950535" calcext:value-type="float">
            <text:p>116,019509950535</text:p>
          </table:table-cell>
          <table:table-cell office:value-type="float" office:value="95.8790280397409" calcext:value-type="float">
            <text:p>95,8790280397409</text:p>
          </table:table-cell>
          <table:table-cell office:value-type="float" office:value="104.07041881813" calcext:value-type="float">
            <text:p>104,07041881813</text:p>
          </table:table-cell>
          <table:table-cell office:value-type="float" office:value="99.7522536745309" calcext:value-type="float">
            <text:p>99,7522536745309</text:p>
          </table:table-cell>
          <table:table-cell office:value-type="float" office:value="112.571208713153" calcext:value-type="float">
            <text:p>112,571208713153</text:p>
          </table:table-cell>
          <table:table-cell office:value-type="float" office:value="107.075965937303" calcext:value-type="float">
            <text:p>107,075965937303</text:p>
          </table:table-cell>
          <table:table-cell office:value-type="float" office:value="110.336741908377" calcext:value-type="float">
            <text:p>110,336741908377</text:p>
          </table:table-cell>
          <table:table-cell office:value-type="float" office:value="98.2198599331478" calcext:value-type="float">
            <text:p>98,21985993314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anyuan</text:p>
          </table:table-cell>
          <table:table-cell office:value-type="float" office:value="113.22283993514" calcext:value-type="float">
            <text:p>113,22283993514</text:p>
          </table:table-cell>
          <table:table-cell office:value-type="float" office:value="88.702624513041" calcext:value-type="float">
            <text:p>88,702624513041</text:p>
          </table:table-cell>
          <table:table-cell office:value-type="float" office:value="110.742059739361" calcext:value-type="float">
            <text:p>110,742059739361</text:p>
          </table:table-cell>
          <table:table-cell office:value-type="float" office:value="86.0582249659622" calcext:value-type="float">
            <text:p>86,0582249659622</text:p>
          </table:table-cell>
          <table:table-cell office:value-type="float" office:value="99.970915145252" calcext:value-type="float">
            <text:p>99,970915145252</text:p>
          </table:table-cell>
          <table:table-cell office:value-type="float" office:value="91.9496451305954" calcext:value-type="float">
            <text:p>91,9496451305954</text:p>
          </table:table-cell>
          <table:table-cell office:value-type="float" office:value="112.233499594015" calcext:value-type="float">
            <text:p>112,233499594015</text:p>
          </table:table-cell>
          <table:table-cell office:value-type="float" office:value="98.5343009548146" calcext:value-type="float">
            <text:p>98,5343009548146</text:p>
          </table:table-cell>
          <table:table-cell office:value-type="float" office:value="109.023303017179" calcext:value-type="float">
            <text:p>109,023303017179</text:p>
          </table:table-cell>
          <table:table-cell office:value-type="float" office:value="91.5737087180314" calcext:value-type="float">
            <text:p>91,57370871803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cheng</text:p>
          </table:table-cell>
          <table:table-cell office:value-type="float" office:value="116.329838709677" calcext:value-type="float">
            <text:p>116,329838709677</text:p>
          </table:table-cell>
          <table:table-cell office:value-type="float" office:value="89.5983861452633" calcext:value-type="float">
            <text:p>89,5983861452633</text:p>
          </table:table-cell>
          <table:table-cell office:value-type="float" office:value="131.019361530483" calcext:value-type="float">
            <text:p>131,019361530483</text:p>
          </table:table-cell>
          <table:table-cell office:value-type="float" office:value="97.5188870756617" calcext:value-type="float">
            <text:p>97,5188870756617</text:p>
          </table:table-cell>
          <table:table-cell office:value-type="float" office:value="109.549082939209" calcext:value-type="float">
            <text:p>109,549082939209</text:p>
          </table:table-cell>
          <table:table-cell office:value-type="float" office:value="96.23829395323" calcext:value-type="float">
            <text:p>96,23829395323</text:p>
          </table:table-cell>
          <table:table-cell office:value-type="float" office:value="118.541180547534" calcext:value-type="float">
            <text:p>118,541180547534</text:p>
          </table:table-cell>
          <table:table-cell office:value-type="float" office:value="101.989917845297" calcext:value-type="float">
            <text:p>101,989917845297</text:p>
          </table:table-cell>
          <table:table-cell office:value-type="float" office:value="118.861978490903" calcext:value-type="float">
            <text:p>118,861978490903</text:p>
          </table:table-cell>
          <table:table-cell office:value-type="float" office:value="96.7426255992567" calcext:value-type="float">
            <text:p>96,7426255992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uairou</text:p>
          </table:table-cell>
          <table:table-cell office:value-type="float" office:value="99.3069026548673" calcext:value-type="float">
            <text:p>99,3069026548673</text:p>
          </table:table-cell>
          <table:table-cell office:value-type="float" office:value="83.2547316125265" calcext:value-type="float">
            <text:p>83,2547316125265</text:p>
          </table:table-cell>
          <table:table-cell office:value-type="float" office:value="96.3744279311158" calcext:value-type="float">
            <text:p>96,3744279311158</text:p>
          </table:table-cell>
          <table:table-cell office:value-type="float" office:value="82.7104347669843" calcext:value-type="float">
            <text:p>82,7104347669843</text:p>
          </table:table-cell>
          <table:table-cell office:value-type="float" office:value="82.7702010338886" calcext:value-type="float">
            <text:p>82,7702010338886</text:p>
          </table:table-cell>
          <table:table-cell office:value-type="float" office:value="80.1234051000331" calcext:value-type="float">
            <text:p>80,1234051000331</text:p>
          </table:table-cell>
          <table:table-cell office:value-type="float" office:value="87.7812029203847" calcext:value-type="float">
            <text:p>87,7812029203847</text:p>
          </table:table-cell>
          <table:table-cell office:value-type="float" office:value="85.9519580634245" calcext:value-type="float">
            <text:p>85,9519580634245</text:p>
          </table:table-cell>
          <table:table-cell office:value-type="float" office:value="91.4826902324496" calcext:value-type="float">
            <text:p>91,4826902324496</text:p>
          </table:table-cell>
          <table:table-cell office:value-type="float" office:value="83.2895781878127" calcext:value-type="float">
            <text:p>83,28957818781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gzhanguan</text:p>
          </table:table-cell>
          <table:table-cell office:value-type="float" office:value="110.848915911437" calcext:value-type="float">
            <text:p>110,848915911437</text:p>
          </table:table-cell>
          <table:table-cell office:value-type="float" office:value="92.5383601432942" calcext:value-type="float">
            <text:p>92,5383601432942</text:p>
          </table:table-cell>
          <table:table-cell office:value-type="float" office:value="122.229322959006" calcext:value-type="float">
            <text:p>122,229322959006</text:p>
          </table:table-cell>
          <table:table-cell office:value-type="float" office:value="96.4511991846264" calcext:value-type="float">
            <text:p>96,4511991846264</text:p>
          </table:table-cell>
          <table:table-cell office:value-type="float" office:value="97.3762433495258" calcext:value-type="float">
            <text:p>97,3762433495258</text:p>
          </table:table-cell>
          <table:table-cell office:value-type="float" office:value="92.0543688020547" calcext:value-type="float">
            <text:p>92,0543688020547</text:p>
          </table:table-cell>
          <table:table-cell office:value-type="float" office:value="105.549826589595" calcext:value-type="float">
            <text:p>105,549826589595</text:p>
          </table:table-cell>
          <table:table-cell office:value-type="float" office:value="98.5028809427542" calcext:value-type="float">
            <text:p>98,5028809427542</text:p>
          </table:table-cell>
          <table:table-cell office:value-type="float" office:value="108.991095771719" calcext:value-type="float">
            <text:p>108,991095771719</text:p>
          </table:table-cell>
          <table:table-cell office:value-type="float" office:value="95.3411767948662" calcext:value-type="float">
            <text:p>95,34117679486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unyi</text:p>
          </table:table-cell>
          <table:table-cell office:value-type="float" office:value="100.215210355987" calcext:value-type="float">
            <text:p>100,215210355987</text:p>
          </table:table-cell>
          <table:table-cell office:value-type="float" office:value="84.6979874526231" calcext:value-type="float">
            <text:p>84,6979874526231</text:p>
          </table:table-cell>
          <table:table-cell office:value-type="float" office:value="108.178637200737" calcext:value-type="float">
            <text:p>108,178637200737</text:p>
          </table:table-cell>
          <table:table-cell office:value-type="float" office:value="90.2455247699281" calcext:value-type="float">
            <text:p>90,2455247699281</text:p>
          </table:table-cell>
          <table:table-cell office:value-type="float" office:value="92.0730056406124" calcext:value-type="float">
            <text:p>92,0730056406124</text:p>
          </table:table-cell>
          <table:table-cell office:value-type="float" office:value="90.8658120533666" calcext:value-type="float">
            <text:p>90,8658120533666</text:p>
          </table:table-cell>
          <table:table-cell office:value-type="float" office:value="94.3869713747202" calcext:value-type="float">
            <text:p>94,3869713747202</text:p>
          </table:table-cell>
          <table:table-cell office:value-type="float" office:value="89.7761010900794" calcext:value-type="float">
            <text:p>89,7761010900794</text:p>
          </table:table-cell>
          <table:table-cell office:value-type="float" office:value="98.7370263066404" calcext:value-type="float">
            <text:p>98,7370263066404</text:p>
          </table:table-cell>
          <table:table-cell office:value-type="float" office:value="89.1437184830847" calcext:value-type="float">
            <text:p>89,1437184830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antan</text:p>
          </table:table-cell>
          <table:table-cell office:value-type="float" office:value="112.263297259959" calcext:value-type="float">
            <text:p>112,263297259959</text:p>
          </table:table-cell>
          <table:table-cell office:value-type="float" office:value="86.522579067244" calcext:value-type="float">
            <text:p>86,522579067244</text:p>
          </table:table-cell>
          <table:table-cell office:value-type="float" office:value="112.070265800354" calcext:value-type="float">
            <text:p>112,070265800354</text:p>
          </table:table-cell>
          <table:table-cell office:value-type="float" office:value="85.7282000001865" calcext:value-type="float">
            <text:p>85,7282000001865</text:p>
          </table:table-cell>
          <table:table-cell office:value-type="float" office:value="95.8222363112392" calcext:value-type="float">
            <text:p>95,8222363112392</text:p>
          </table:table-cell>
          <table:table-cell office:value-type="float" office:value="89.317966063017" calcext:value-type="float">
            <text:p>89,317966063017</text:p>
          </table:table-cell>
          <table:table-cell office:value-type="float" office:value="105.425876634649" calcext:value-type="float">
            <text:p>105,425876634649</text:p>
          </table:table-cell>
          <table:table-cell office:value-type="float" office:value="95.8317794402914" calcext:value-type="float">
            <text:p>95,8317794402914</text:p>
          </table:table-cell>
          <table:table-cell office:value-type="float" office:value="106.363672498332" calcext:value-type="float">
            <text:p>106,363672498332</text:p>
          </table:table-cell>
          <table:table-cell office:value-type="float" office:value="89.7001567769804" calcext:value-type="float">
            <text:p>89,7001567769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liu</text:p>
          </table:table-cell>
          <table:table-cell office:value-type="float" office:value="118.474242771914" calcext:value-type="float">
            <text:p>118,474242771914</text:p>
          </table:table-cell>
          <table:table-cell office:value-type="float" office:value="91.3499333513355" calcext:value-type="float">
            <text:p>91,3499333513355</text:p>
          </table:table-cell>
          <table:table-cell office:value-type="float" office:value="126.328730486685" calcext:value-type="float">
            <text:p>126,328730486685</text:p>
          </table:table-cell>
          <table:table-cell office:value-type="float" office:value="97.0886765397706" calcext:value-type="float">
            <text:p>97,0886765397706</text:p>
          </table:table-cell>
          <table:table-cell office:value-type="float" office:value="97.2846286701209" calcext:value-type="float">
            <text:p>97,2846286701209</text:p>
          </table:table-cell>
          <table:table-cell office:value-type="float" office:value="89.6121504089311" calcext:value-type="float">
            <text:p>89,6121504089311</text:p>
          </table:table-cell>
          <table:table-cell office:value-type="float" office:value="99.670589592708" calcext:value-type="float">
            <text:p>99,670589592708</text:p>
          </table:table-cell>
          <table:table-cell office:value-type="float" office:value="89.6417740220144" calcext:value-type="float">
            <text:p>89,6417740220144</text:p>
          </table:table-cell>
          <table:table-cell office:value-type="float" office:value="110.46461759632" calcext:value-type="float">
            <text:p>110,46461759632</text:p>
          </table:table-cell>
          <table:table-cell office:value-type="float" office:value="92.7950648682409" calcext:value-type="float">
            <text:p>92,79506486824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shouxigong</text:p>
          </table:table-cell>
          <table:table-cell office:value-type="float" office:value="119.32363427257" calcext:value-type="float">
            <text:p>119,32363427257</text:p>
          </table:table-cell>
          <table:table-cell office:value-type="float" office:value="102.410978917534" calcext:value-type="float">
            <text:p>102,410978917534</text:p>
          </table:table-cell>
          <table:table-cell office:value-type="float" office:value="121.075202405737" calcext:value-type="float">
            <text:p>121,075202405737</text:p>
          </table:table-cell>
          <table:table-cell office:value-type="float" office:value="94.5899849087782" calcext:value-type="float">
            <text:p>94,5899849087782</text:p>
          </table:table-cell>
          <table:table-cell office:value-type="float" office:value="101.531477417119" calcext:value-type="float">
            <text:p>101,531477417119</text:p>
          </table:table-cell>
          <table:table-cell office:value-type="float" office:value="95.8936791338644" calcext:value-type="float">
            <text:p>95,8936791338644</text:p>
          </table:table-cell>
          <table:table-cell office:value-type="float" office:value="106.897459799581" calcext:value-type="float">
            <text:p>106,897459799581</text:p>
          </table:table-cell>
          <table:table-cell office:value-type="float" office:value="95.8694788271478" calcext:value-type="float">
            <text:p>95,8694788271478</text:p>
          </table:table-cell>
          <table:table-cell office:value-type="float" office:value="112.223458646617" calcext:value-type="float">
            <text:p>112,223458646617</text:p>
          </table:table-cell>
          <table:table-cell office:value-type="float" office:value="97.5932098487772" calcext:value-type="float">
            <text:p>97,59320984877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office:value-type="float" office:value="108.152390073926" calcext:value-type="float">
            <text:p>108,152390073926</text:p>
          </table:table-cell>
          <table:table-cell office:value-type="float" office:value="88.7523269967629" calcext:value-type="float">
            <text:p>88,7523269967629</text:p>
          </table:table-cell>
          <table:table-cell office:value-type="float" office:value="112.994775424715" calcext:value-type="float">
            <text:p>112,994775424715</text:p>
          </table:table-cell>
          <table:table-cell office:value-type="float" office:value="92.2675432475049" calcext:value-type="float">
            <text:p>92,2675432475049</text:p>
          </table:table-cell>
          <table:table-cell office:value-type="float" office:value="95.9223030850726" calcext:value-type="float">
            <text:p>95,9223030850726</text:p>
          </table:table-cell>
          <table:table-cell office:value-type="float" office:value="91.1756186873392" calcext:value-type="float">
            <text:p>91,1756186873392</text:p>
          </table:table-cell>
          <table:table-cell office:value-type="float" office:value="101.394583970722" calcext:value-type="float">
            <text:p>101,394583970722</text:p>
          </table:table-cell>
          <table:table-cell office:value-type="float" office:value="93.9180983885485" calcext:value-type="float">
            <text:p>93,9180983885485</text:p>
          </table:table-cell>
          <table:table-cell office:value-type="float" office:value="104.602617548314" calcext:value-type="float">
            <text:p>104,602617548314</text:p>
          </table:table-cell>
          <table:table-cell office:value-type="float" office:value="91.7724255656154" calcext:value-type="float">
            <text:p>91,7724255656154</text:p>
          </table:table-cell>
          <table:table-cell table:style-name="ce2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21:09:54.255997260</meta:creation-date>
    <dc:date>2019-11-24T23:46:21.409124772</dc:date>
    <meta:editing-duration>PT1H18M44S</meta:editing-duration>
    <meta:editing-cycles>10</meta:editing-cycles>
    <meta:generator>LibreOffice/6.0.7.3$Linux_X86_64 LibreOffice_project/00m0$Build-3</meta:generator>
    <meta:document-statistic meta:table-count="2" meta:cell-count="3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-dash="Ultrafine_20_Dashed" svg:stroke-width="0.2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0.403cm" svg:height="12.325cm" xlink:href=".." xlink:type="simple" chart:class="chart:line" chart:style-name="ch1">
        <chart:title svg:x="10.395cm" svg:y="0.382cm" chart:style-name="ch2">
          <text:p>Evolução anual das médias por estação - PM10</text:p>
        </chart:title>
        <chart:subtitle svg:x="12.286cm" svg:y="1.407cm" chart:style-name="ch3">
          <text:p>de 01/03 a 29/02 do ano seguinte</text:p>
        </chart:subtitle>
        <chart:legend chart:legend-position="end" svg:x="25.825cm" svg:y="2.875cm" style:legend-expansion="high" chart:style-name="ch4"/>
        <chart:plot-area chart:style-name="ch5" table:cell-range-address="PM10.B1:PM10.B1 PM10.D1:PM10.D1 PM10.F1:PM10.F1 PM10.H1:PM10.H1 PM10.A3:PM10.B15 PM10.D3:PM10.D15 PM10.F3:PM10.F15 PM10.H3:PM10.H15" chart:data-source-has-labels="both" svg:x="1.619cm" svg:y="2.336cm" svg:width="23.598cm" svg:height="9.743cm">
          <chartooo:coordinate-region svg:x="2.24cm" svg:y="2.535cm" svg:width="22.419cm" svg:height="8.897cm"/>
          <chart:axis chart:dimension="x" chart:name="primary-x" chart:style-name="ch6" chartooo:axis-type="auto">
            <chartooo:date-scale/>
            <chart:categories table:cell-range-address="PM10.B1:PM10.B1 PM10.D1:PM10.D1 PM10.F1:PM10.F1 PM10.H1:PM10.H1"/>
          </chart:axis>
          <chart:axis chart:dimension="y" chart:name="primary-y" chart:style-name="ch7">
            <chart:title svg:x="0.451cm" svg:y="7.714cm" chart:style-name="ch8">
              <text:p>Média</text:p>
            </chart:title>
            <chart:grid chart:style-name="ch9" chart:class="major"/>
          </chart:axis>
          <chart:series chart:style-name="ch10" chart:values-cell-range-address="PM10.B3:PM10.B3 PM10.D3:PM10.D3 PM10.F3:PM10.F3 PM10.H3:PM10.H3" chart:label-cell-address="PM10.A3:PM10.A3" chart:class="chart:line">
            <chart:data-point chart:repeated="4"/>
          </chart:series>
          <chart:series chart:style-name="ch11" chart:values-cell-range-address="PM10.B4:PM10.B4 PM10.D4:PM10.D4 PM10.F4:PM10.F4 PM10.H4:PM10.H4" chart:label-cell-address="PM10.A4:PM10.A4" chart:class="chart:line">
            <chart:data-point chart:repeated="4"/>
          </chart:series>
          <chart:series chart:style-name="ch12" chart:values-cell-range-address="PM10.B5:PM10.B5 PM10.D5:PM10.D5 PM10.F5:PM10.F5 PM10.H5:PM10.H5" chart:label-cell-address="PM10.A5:PM10.A5" chart:class="chart:line">
            <chart:data-point chart:repeated="4"/>
          </chart:series>
          <chart:series chart:style-name="ch13" chart:values-cell-range-address="PM10.B6:PM10.B6 PM10.D6:PM10.D6 PM10.F6:PM10.F6 PM10.H6:PM10.H6" chart:label-cell-address="PM10.A6:PM10.A6" chart:class="chart:line">
            <chart:data-point chart:repeated="4"/>
          </chart:series>
          <chart:series chart:style-name="ch14" chart:values-cell-range-address="PM10.B7:PM10.B7 PM10.D7:PM10.D7 PM10.F7:PM10.F7 PM10.H7:PM10.H7" chart:label-cell-address="PM10.A7:PM10.A7" chart:class="chart:line">
            <chart:data-point chart:repeated="4"/>
          </chart:series>
          <chart:series chart:style-name="ch15" chart:values-cell-range-address="PM10.B8:PM10.B8 PM10.D8:PM10.D8 PM10.F8:PM10.F8 PM10.H8:PM10.H8" chart:label-cell-address="PM10.A8:PM10.A8" chart:class="chart:line">
            <chart:data-point chart:repeated="4"/>
          </chart:series>
          <chart:series chart:style-name="ch13" chart:values-cell-range-address="PM10.B9:PM10.B9 PM10.D9:PM10.D9 PM10.F9:PM10.F9 PM10.H9:PM10.H9" chart:label-cell-address="PM10.A9:PM10.A9" chart:class="chart:line">
            <chart:data-point chart:repeated="4"/>
          </chart:series>
          <chart:series chart:style-name="ch16" chart:values-cell-range-address="PM10.B10:PM10.B10 PM10.D10:PM10.D10 PM10.F10:PM10.F10 PM10.H10:PM10.H10" chart:label-cell-address="PM10.A10:PM10.A10" chart:class="chart:line">
            <chart:data-point chart:repeated="4"/>
          </chart:series>
          <chart:series chart:style-name="ch14" chart:values-cell-range-address="PM10.B11:PM10.B11 PM10.D11:PM10.D11 PM10.F11:PM10.F11 PM10.H11:PM10.H11" chart:label-cell-address="PM10.A11:PM10.A11" chart:class="chart:line">
            <chart:data-point chart:repeated="4"/>
          </chart:series>
          <chart:series chart:style-name="ch17" chart:values-cell-range-address="PM10.B12:PM10.B12 PM10.D12:PM10.D12 PM10.F12:PM10.F12 PM10.H12:PM10.H12" chart:label-cell-address="PM10.A12:PM10.A12" chart:class="chart:line">
            <chart:data-point chart:repeated="4"/>
          </chart:series>
          <chart:series chart:style-name="ch18" chart:values-cell-range-address="PM10.B13:PM10.B13 PM10.D13:PM10.D13 PM10.F13:PM10.F13 PM10.H13:PM10.H13" chart:label-cell-address="PM10.A13:PM10.A13" chart:class="chart:line">
            <chart:data-point chart:repeated="4"/>
          </chart:series>
          <chart:series chart:style-name="ch19" chart:values-cell-range-address="PM10.B14:PM10.B14 PM10.D14:PM10.D14 PM10.F14:PM10.F14 PM10.H14:PM10.H14" chart:label-cell-address="PM10.A14:PM10.A14" chart:class="chart:line">
            <chart:data-point chart:repeated="4"/>
          </chart:series>
          <chart:series chart:style-name="ch20" chart:values-cell-range-address="PM10.B15:PM10.B15 PM10.D15:PM10.D15 PM10.F15:PM10.F15 PM10.H15:PM10.H15" chart:label-cell-address="PM10.A15:PM10.A15" chart:class="chart:line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3">
                <text:p>2013</text:p>
                <draw:g>
                  <svg:desc>PM10.B1:PM10.B1 PM10.D1:PM10.D1 PM10.F1:PM10.F1 PM10.H1:PM10.H1</svg:desc>
                </draw:g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</table:table-row>
          </table:table-header-rows>
          <table:table-rows>
            <table:table-row>
              <table:table-cell office:value-type="string">
                <text:p>Aotizhongxin</text:p>
                <draw:g>
                  <svg:desc>PM10.A3:PM10.A3</svg:desc>
                </draw:g>
              </table:table-cell>
              <table:table-cell office:value-type="float" office:value="116.822336769759">
                <text:p>116.822336769759</text:p>
                <draw:g>
                  <svg:desc>PM10.B3:PM10.B3 PM10.D3:PM10.D3 PM10.F3:PM10.F3 PM10.H3:PM10.H3</svg:desc>
                </draw:g>
              </table:table-cell>
              <table:table-cell office:value-type="float" office:value="118.96716147719">
                <text:p>118.96716147719</text:p>
              </table:table-cell>
              <table:table-cell office:value-type="float" office:value="104.677257024413">
                <text:p>104.677257024413</text:p>
              </table:table-cell>
              <table:table-cell office:value-type="float" office:value="100.10363173722">
                <text:p>100.10363173722</text:p>
              </table:table-cell>
            </table:table-row>
            <table:table-row>
              <table:table-cell office:value-type="string">
                <text:p>Changping</text:p>
                <draw:g>
                  <svg:desc>PM10.A4:PM10.A4</svg:desc>
                </draw:g>
              </table:table-cell>
              <table:table-cell office:value-type="float" office:value="96.7788362217376">
                <text:p>96.7788362217376</text:p>
                <draw:g>
                  <svg:desc>PM10.B4:PM10.B4 PM10.D4:PM10.D4 PM10.F4:PM10.F4 PM10.H4:PM10.H4</svg:desc>
                </draw:g>
              </table:table-cell>
              <table:table-cell office:value-type="float" office:value="104.929324796275">
                <text:p>104.929324796275</text:p>
              </table:table-cell>
              <table:table-cell office:value-type="float" office:value="86.3861906998591">
                <text:p>86.3861906998591</text:p>
              </table:table-cell>
              <table:table-cell office:value-type="float" office:value="90.4710839201201">
                <text:p>90.4710839201201</text:p>
              </table:table-cell>
            </table:table-row>
            <table:table-row>
              <table:table-cell office:value-type="string">
                <text:p>Dingling</text:p>
                <draw:g>
                  <svg:desc>PM10.A5:PM10.A5</svg:desc>
                </draw:g>
              </table:table-cell>
              <table:table-cell office:value-type="float" office:value="84.8025544879306">
                <text:p>84.8025544879306</text:p>
                <draw:g>
                  <svg:desc>PM10.B5:PM10.B5 PM10.D5:PM10.D5 PM10.F5:PM10.F5 PM10.H5:PM10.H5</svg:desc>
                </draw:g>
              </table:table-cell>
              <table:table-cell office:value-type="float" office:value="87.639228893276">
                <text:p>87.639228893276</text:p>
              </table:table-cell>
              <table:table-cell office:value-type="float" office:value="79.3823970469489">
                <text:p>79.3823970469489</text:p>
              </table:table-cell>
              <table:table-cell office:value-type="float" office:value="83.1724458924831">
                <text:p>83.1724458924831</text:p>
              </table:table-cell>
            </table:table-row>
            <table:table-row>
              <table:table-cell office:value-type="string">
                <text:p>Dongsi</text:p>
                <draw:g>
                  <svg:desc>PM10.A6:PM10.A6</svg:desc>
                </draw:g>
              </table:table-cell>
              <table:table-cell office:value-type="float" office:value="108.758202402957">
                <text:p>108.758202402957</text:p>
                <draw:g>
                  <svg:desc>PM10.B6:PM10.B6 PM10.D6:PM10.D6 PM10.F6:PM10.F6 PM10.H6:PM10.H6</svg:desc>
                </draw:g>
              </table:table-cell>
              <table:table-cell office:value-type="float" office:value="116.019509950535">
                <text:p>116.019509950535</text:p>
              </table:table-cell>
              <table:table-cell office:value-type="float" office:value="104.07041881813">
                <text:p>104.07041881813</text:p>
              </table:table-cell>
              <table:table-cell office:value-type="float" office:value="112.571208713153">
                <text:p>112.571208713153</text:p>
              </table:table-cell>
            </table:table-row>
            <table:table-row>
              <table:table-cell office:value-type="string">
                <text:p>Guanyuan</text:p>
                <draw:g>
                  <svg:desc>PM10.A7:PM10.A7</svg:desc>
                </draw:g>
              </table:table-cell>
              <table:table-cell office:value-type="float" office:value="113.22283993514">
                <text:p>113.22283993514</text:p>
                <draw:g>
                  <svg:desc>PM10.B7:PM10.B7 PM10.D7:PM10.D7 PM10.F7:PM10.F7 PM10.H7:PM10.H7</svg:desc>
                </draw:g>
              </table:table-cell>
              <table:table-cell office:value-type="float" office:value="110.742059739361">
                <text:p>110.742059739361</text:p>
              </table:table-cell>
              <table:table-cell office:value-type="float" office:value="99.970915145252">
                <text:p>99.970915145252</text:p>
              </table:table-cell>
              <table:table-cell office:value-type="float" office:value="112.233499594015">
                <text:p>112.233499594015</text:p>
              </table:table-cell>
            </table:table-row>
            <table:table-row>
              <table:table-cell office:value-type="string">
                <text:p>Gucheng</text:p>
                <draw:g>
                  <svg:desc>PM10.A8:PM10.A8</svg:desc>
                </draw:g>
              </table:table-cell>
              <table:table-cell office:value-type="float" office:value="116.329838709677">
                <text:p>116.329838709677</text:p>
                <draw:g>
                  <svg:desc>PM10.B8:PM10.B8 PM10.D8:PM10.D8 PM10.F8:PM10.F8 PM10.H8:PM10.H8</svg:desc>
                </draw:g>
              </table:table-cell>
              <table:table-cell office:value-type="float" office:value="131.019361530483">
                <text:p>131.019361530483</text:p>
              </table:table-cell>
              <table:table-cell office:value-type="float" office:value="109.549082939209">
                <text:p>109.549082939209</text:p>
              </table:table-cell>
              <table:table-cell office:value-type="float" office:value="118.541180547534">
                <text:p>118.541180547534</text:p>
              </table:table-cell>
            </table:table-row>
            <table:table-row>
              <table:table-cell office:value-type="string">
                <text:p>Huairou</text:p>
                <draw:g>
                  <svg:desc>PM10.A9:PM10.A9</svg:desc>
                </draw:g>
              </table:table-cell>
              <table:table-cell office:value-type="float" office:value="99.3069026548673">
                <text:p>99.3069026548673</text:p>
                <draw:g>
                  <svg:desc>PM10.B9:PM10.B9 PM10.D9:PM10.D9 PM10.F9:PM10.F9 PM10.H9:PM10.H9</svg:desc>
                </draw:g>
              </table:table-cell>
              <table:table-cell office:value-type="float" office:value="96.3744279311158">
                <text:p>96.3744279311158</text:p>
              </table:table-cell>
              <table:table-cell office:value-type="float" office:value="82.7702010338886">
                <text:p>82.7702010338886</text:p>
              </table:table-cell>
              <table:table-cell office:value-type="float" office:value="87.7812029203847">
                <text:p>87.7812029203847</text:p>
              </table:table-cell>
            </table:table-row>
            <table:table-row>
              <table:table-cell office:value-type="string">
                <text:p>Nongzhanguan</text:p>
                <draw:g>
                  <svg:desc>PM10.A10:PM10.A10</svg:desc>
                </draw:g>
              </table:table-cell>
              <table:table-cell office:value-type="float" office:value="110.848915911437">
                <text:p>110.848915911437</text:p>
                <draw:g>
                  <svg:desc>PM10.B10:PM10.B10 PM10.D10:PM10.D10 PM10.F10:PM10.F10 PM10.H10:PM10.H10</svg:desc>
                </draw:g>
              </table:table-cell>
              <table:table-cell office:value-type="float" office:value="122.229322959006">
                <text:p>122.229322959006</text:p>
              </table:table-cell>
              <table:table-cell office:value-type="float" office:value="97.3762433495258">
                <text:p>97.3762433495258</text:p>
              </table:table-cell>
              <table:table-cell office:value-type="float" office:value="105.549826589595">
                <text:p>105.549826589595</text:p>
              </table:table-cell>
            </table:table-row>
            <table:table-row>
              <table:table-cell office:value-type="string">
                <text:p>Shunyi</text:p>
                <draw:g>
                  <svg:desc>PM10.A11:PM10.A11</svg:desc>
                </draw:g>
              </table:table-cell>
              <table:table-cell office:value-type="float" office:value="100.215210355987">
                <text:p>100.215210355987</text:p>
                <draw:g>
                  <svg:desc>PM10.B11:PM10.B11 PM10.D11:PM10.D11 PM10.F11:PM10.F11 PM10.H11:PM10.H11</svg:desc>
                </draw:g>
              </table:table-cell>
              <table:table-cell office:value-type="float" office:value="108.178637200737">
                <text:p>108.178637200737</text:p>
              </table:table-cell>
              <table:table-cell office:value-type="float" office:value="92.0730056406124">
                <text:p>92.0730056406124</text:p>
              </table:table-cell>
              <table:table-cell office:value-type="float" office:value="94.3869713747202">
                <text:p>94.3869713747202</text:p>
              </table:table-cell>
            </table:table-row>
            <table:table-row>
              <table:table-cell office:value-type="string">
                <text:p>Tiantan</text:p>
                <draw:g>
                  <svg:desc>PM10.A12:PM10.A12</svg:desc>
                </draw:g>
              </table:table-cell>
              <table:table-cell office:value-type="float" office:value="112.263297259959">
                <text:p>112.263297259959</text:p>
                <draw:g>
                  <svg:desc>PM10.B12:PM10.B12 PM10.D12:PM10.D12 PM10.F12:PM10.F12 PM10.H12:PM10.H12</svg:desc>
                </draw:g>
              </table:table-cell>
              <table:table-cell office:value-type="float" office:value="112.070265800354">
                <text:p>112.070265800354</text:p>
              </table:table-cell>
              <table:table-cell office:value-type="float" office:value="95.8222363112392">
                <text:p>95.8222363112392</text:p>
              </table:table-cell>
              <table:table-cell office:value-type="float" office:value="105.425876634649">
                <text:p>105.425876634649</text:p>
              </table:table-cell>
            </table:table-row>
            <table:table-row>
              <table:table-cell office:value-type="string">
                <text:p>Wanliu</text:p>
                <draw:g>
                  <svg:desc>PM10.A13:PM10.A13</svg:desc>
                </draw:g>
              </table:table-cell>
              <table:table-cell office:value-type="float" office:value="118.474242771914">
                <text:p>118.474242771914</text:p>
                <draw:g>
                  <svg:desc>PM10.B13:PM10.B13 PM10.D13:PM10.D13 PM10.F13:PM10.F13 PM10.H13:PM10.H13</svg:desc>
                </draw:g>
              </table:table-cell>
              <table:table-cell office:value-type="float" office:value="126.328730486685">
                <text:p>126.328730486685</text:p>
              </table:table-cell>
              <table:table-cell office:value-type="float" office:value="97.2846286701209">
                <text:p>97.2846286701209</text:p>
              </table:table-cell>
              <table:table-cell office:value-type="float" office:value="99.670589592708">
                <text:p>99.670589592708</text:p>
              </table:table-cell>
            </table:table-row>
            <table:table-row>
              <table:table-cell office:value-type="string">
                <text:p>Wanshouxigong</text:p>
                <draw:g>
                  <svg:desc>PM10.A14:PM10.A14</svg:desc>
                </draw:g>
              </table:table-cell>
              <table:table-cell office:value-type="float" office:value="119.32363427257">
                <text:p>119.32363427257</text:p>
                <draw:g>
                  <svg:desc>PM10.B14:PM10.B14 PM10.D14:PM10.D14 PM10.F14:PM10.F14 PM10.H14:PM10.H14</svg:desc>
                </draw:g>
              </table:table-cell>
              <table:table-cell office:value-type="float" office:value="121.075202405737">
                <text:p>121.075202405737</text:p>
              </table:table-cell>
              <table:table-cell office:value-type="float" office:value="101.531477417119">
                <text:p>101.531477417119</text:p>
              </table:table-cell>
              <table:table-cell office:value-type="float" office:value="106.897459799581">
                <text:p>106.897459799581</text:p>
              </table:table-cell>
            </table:table-row>
            <table:table-row>
              <table:table-cell office:value-type="string">
                <text:p>Geral</text:p>
                <draw:g>
                  <svg:desc>PM10.A15:PM10.A15</svg:desc>
                </draw:g>
              </table:table-cell>
              <table:table-cell office:value-type="float" office:value="108.152390073926">
                <text:p>108.152390073926</text:p>
                <draw:g>
                  <svg:desc>PM10.B15:PM10.B15 PM10.D15:PM10.D15 PM10.F15:PM10.F15 PM10.H15:PM10.H15</svg:desc>
                </draw:g>
              </table:table-cell>
              <table:table-cell office:value-type="float" office:value="112.994775424715">
                <text:p>112.994775424715</text:p>
              </table:table-cell>
              <table:table-cell office:value-type="float" office:value="95.9223030850726">
                <text:p>95.9223030850726</text:p>
              </table:table-cell>
              <table:table-cell office:value-type="float" office:value="101.394583970722">
                <text:p>101.394583970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0.38cm" svg:height="12.007cm" xlink:href=".." xlink:type="simple" chart:class="chart:line" chart:style-name="ch1">
        <chart:title svg:x="10.318cm" svg:y="0.376cm" chart:style-name="ch2">
          <text:p>Evolução anual das médias por estação - PM2.5</text:p>
        </chart:title>
        <chart:subtitle svg:x="12.275cm" svg:y="1.395cm" chart:style-name="ch3">
          <text:p>de 01/03 a 29/02 do ano seguinte</text:p>
        </chart:subtitle>
        <chart:legend chart:legend-position="end" svg:x="25.802cm" svg:y="2.716cm" style:legend-expansion="high" chart:style-name="ch4"/>
        <chart:plot-area chart:style-name="ch5" table:cell-range-address="'PM2.5'.B1:'PM2.5'.B1 'PM2.5'.D1:'PM2.5'.D1 'PM2.5'.F1:'PM2.5'.F1 'PM2.5'.H1:'PM2.5'.H1 'PM2.5'.A3:'PM2.5'.B15 'PM2.5'.D3:'PM2.5'.D15 'PM2.5'.F3:'PM2.5'.F15 'PM2.5'.H3:'PM2.5'.H15" chart:data-source-has-labels="both" svg:x="1.618cm" svg:y="2.318cm" svg:width="23.577cm" svg:height="9.449cm">
          <chartooo:coordinate-region svg:x="2.239cm" svg:y="2.517cm" svg:width="22.398cm" svg:height="8.603cm"/>
          <chart:axis chart:dimension="x" chart:name="primary-x" chart:style-name="ch6" chartooo:axis-type="auto">
            <chartooo:date-scale/>
            <chart:categories table:cell-range-address="'PM2.5'.B1:'PM2.5'.B1 'PM2.5'.D1:'PM2.5'.D1 'PM2.5'.F1:'PM2.5'.F1 'PM2.5'.H1:'PM2.5'.H1"/>
          </chart:axis>
          <chart:axis chart:dimension="y" chart:name="primary-y" chart:style-name="ch7">
            <chart:title svg:x="0.451cm" svg:y="7.549cm" chart:style-name="ch8">
              <text:p>Média</text:p>
            </chart:title>
            <chart:grid chart:style-name="ch9" chart:class="major"/>
          </chart:axis>
          <chart:series chart:style-name="ch10" chart:values-cell-range-address="'PM2.5'.B3:'PM2.5'.B3 'PM2.5'.D3:'PM2.5'.D3 'PM2.5'.F3:'PM2.5'.F3 'PM2.5'.H3:'PM2.5'.H3" chart:label-cell-address="'PM2.5'.A3:'PM2.5'.A3" chart:class="chart:line">
            <chart:data-point chart:repeated="4"/>
          </chart:series>
          <chart:series chart:style-name="ch11" chart:values-cell-range-address="'PM2.5'.B4:'PM2.5'.B4 'PM2.5'.D4:'PM2.5'.D4 'PM2.5'.F4:'PM2.5'.F4 'PM2.5'.H4:'PM2.5'.H4" chart:label-cell-address="'PM2.5'.A4:'PM2.5'.A4" chart:class="chart:line">
            <chart:data-point chart:repeated="4"/>
          </chart:series>
          <chart:series chart:style-name="ch12" chart:values-cell-range-address="'PM2.5'.B5:'PM2.5'.B5 'PM2.5'.D5:'PM2.5'.D5 'PM2.5'.F5:'PM2.5'.F5 'PM2.5'.H5:'PM2.5'.H5" chart:label-cell-address="'PM2.5'.A5:'PM2.5'.A5" chart:class="chart:line">
            <chart:data-point chart:repeated="4"/>
          </chart:series>
          <chart:series chart:style-name="ch13" chart:values-cell-range-address="'PM2.5'.B6:'PM2.5'.B6 'PM2.5'.D6:'PM2.5'.D6 'PM2.5'.F6:'PM2.5'.F6 'PM2.5'.H6:'PM2.5'.H6" chart:label-cell-address="'PM2.5'.A6:'PM2.5'.A6" chart:class="chart:line">
            <chart:data-point chart:repeated="4"/>
          </chart:series>
          <chart:series chart:style-name="ch12" chart:values-cell-range-address="'PM2.5'.B7:'PM2.5'.B7 'PM2.5'.D7:'PM2.5'.D7 'PM2.5'.F7:'PM2.5'.F7 'PM2.5'.H7:'PM2.5'.H7" chart:label-cell-address="'PM2.5'.A7:'PM2.5'.A7" chart:class="chart:line">
            <chart:data-point chart:repeated="4"/>
          </chart:series>
          <chart:series chart:style-name="ch14" chart:values-cell-range-address="'PM2.5'.B8:'PM2.5'.B8 'PM2.5'.D8:'PM2.5'.D8 'PM2.5'.F8:'PM2.5'.F8 'PM2.5'.H8:'PM2.5'.H8" chart:label-cell-address="'PM2.5'.A8:'PM2.5'.A8" chart:class="chart:line">
            <chart:data-point chart:repeated="4"/>
          </chart:series>
          <chart:series chart:style-name="ch13" chart:values-cell-range-address="'PM2.5'.B9:'PM2.5'.B9 'PM2.5'.D9:'PM2.5'.D9 'PM2.5'.F9:'PM2.5'.F9 'PM2.5'.H9:'PM2.5'.H9" chart:label-cell-address="'PM2.5'.A9:'PM2.5'.A9" chart:class="chart:line">
            <chart:data-point chart:repeated="4"/>
          </chart:series>
          <chart:series chart:style-name="ch15" chart:values-cell-range-address="'PM2.5'.B10:'PM2.5'.B10 'PM2.5'.D10:'PM2.5'.D10 'PM2.5'.F10:'PM2.5'.F10 'PM2.5'.H10:'PM2.5'.H10" chart:label-cell-address="'PM2.5'.A10:'PM2.5'.A10" chart:class="chart:line">
            <chart:data-point chart:repeated="4"/>
          </chart:series>
          <chart:series chart:style-name="ch16" chart:values-cell-range-address="'PM2.5'.B11:'PM2.5'.B11 'PM2.5'.D11:'PM2.5'.D11 'PM2.5'.F11:'PM2.5'.F11 'PM2.5'.H11:'PM2.5'.H11" chart:label-cell-address="'PM2.5'.A11:'PM2.5'.A11" chart:class="chart:line">
            <chart:data-point chart:repeated="4"/>
          </chart:series>
          <chart:series chart:style-name="ch17" chart:values-cell-range-address="'PM2.5'.B12:'PM2.5'.B12 'PM2.5'.D12:'PM2.5'.D12 'PM2.5'.F12:'PM2.5'.F12 'PM2.5'.H12:'PM2.5'.H12" chart:label-cell-address="'PM2.5'.A12:'PM2.5'.A12" chart:class="chart:line">
            <chart:data-point chart:repeated="4"/>
          </chart:series>
          <chart:series chart:style-name="ch18" chart:values-cell-range-address="'PM2.5'.B13:'PM2.5'.B13 'PM2.5'.D13:'PM2.5'.D13 'PM2.5'.F13:'PM2.5'.F13 'PM2.5'.H13:'PM2.5'.H13" chart:label-cell-address="'PM2.5'.A13:'PM2.5'.A13" chart:class="chart:line">
            <chart:data-point chart:repeated="4"/>
          </chart:series>
          <chart:series chart:style-name="ch19" chart:values-cell-range-address="'PM2.5'.B14:'PM2.5'.B14 'PM2.5'.D14:'PM2.5'.D14 'PM2.5'.F14:'PM2.5'.F14 'PM2.5'.H14:'PM2.5'.H14" chart:label-cell-address="'PM2.5'.A14:'PM2.5'.A14" chart:class="chart:line">
            <chart:data-point chart:repeated="4"/>
          </chart:series>
          <chart:series chart:style-name="ch20" chart:values-cell-range-address="'PM2.5'.B15:'PM2.5'.B15 'PM2.5'.D15:'PM2.5'.D15 'PM2.5'.F15:'PM2.5'.F15 'PM2.5'.H15:'PM2.5'.H15" chart:label-cell-address="'PM2.5'.A15:'PM2.5'.A15" chart:class="chart:line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13">
                <text:p>2013</text:p>
                <draw:g>
                  <svg:desc>'PM2.5'.B1:'PM2.5'.B1 'PM2.5'.D1:'PM2.5'.D1 'PM2.5'.F1:'PM2.5'.F1 'PM2.5'.H1:'PM2.5'.H1</svg:desc>
                </draw:g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</table:table-row>
          </table:table-header-rows>
          <table:table-rows>
            <table:table-row>
              <table:table-cell office:value-type="string">
                <text:p>Aotizhongxin</text:p>
                <draw:g>
                  <svg:desc>'PM2.5'.A3:'PM2.5'.A3</svg:desc>
                </draw:g>
              </table:table-cell>
              <table:table-cell office:value-type="float" office:value="88.1541900722229">
                <text:p>88.1541900722229</text:p>
                <draw:g>
                  <svg:desc>'PM2.5'.B3:'PM2.5'.B3 'PM2.5'.D3:'PM2.5'.D3 'PM2.5'.F3:'PM2.5'.F3 'PM2.5'.H3:'PM2.5'.H3</svg:desc>
                </draw:g>
              </table:table-cell>
              <table:table-cell office:value-type="float" office:value="85.7793153501875">
                <text:p>85.7793153501875</text:p>
              </table:table-cell>
              <table:table-cell office:value-type="float" office:value="76.821393557423">
                <text:p>76.821393557423</text:p>
              </table:table-cell>
              <table:table-cell office:value-type="float" office:value="80.3514741871577">
                <text:p>80.3514741871577</text:p>
              </table:table-cell>
            </table:table-row>
            <table:table-row>
              <table:table-cell office:value-type="string">
                <text:p>Changping</text:p>
                <draw:g>
                  <svg:desc>'PM2.5'.A4:'PM2.5'.A4</svg:desc>
                </draw:g>
              </table:table-cell>
              <table:table-cell office:value-type="float" office:value="78.8284398388025">
                <text:p>78.8284398388025</text:p>
                <draw:g>
                  <svg:desc>'PM2.5'.B4:'PM2.5'.B4 'PM2.5'.D4:'PM2.5'.D4 'PM2.5'.F4:'PM2.5'.F4 'PM2.5'.H4:'PM2.5'.H4</svg:desc>
                </draw:g>
              </table:table-cell>
              <table:table-cell office:value-type="float" office:value="76.2364010827351">
                <text:p>76.2364010827351</text:p>
              </table:table-cell>
              <table:table-cell office:value-type="float" office:value="61.9712242968565">
                <text:p>61.9712242968565</text:p>
              </table:table-cell>
              <table:table-cell office:value-type="float" office:value="67.2222993291696">
                <text:p>67.2222993291696</text:p>
              </table:table-cell>
            </table:table-row>
            <table:table-row>
              <table:table-cell office:value-type="string">
                <text:p>Dingling</text:p>
                <draw:g>
                  <svg:desc>'PM2.5'.A5:'PM2.5'.A5</svg:desc>
                </draw:g>
              </table:table-cell>
              <table:table-cell office:value-type="float" office:value="71.3987837679804">
                <text:p>71.3987837679804</text:p>
                <draw:g>
                  <svg:desc>'PM2.5'.B5:'PM2.5'.B5 'PM2.5'.D5:'PM2.5'.D5 'PM2.5'.F5:'PM2.5'.F5 'PM2.5'.H5:'PM2.5'.H5</svg:desc>
                </draw:g>
              </table:table-cell>
              <table:table-cell office:value-type="float" office:value="70.535988372093">
                <text:p>70.535988372093</text:p>
              </table:table-cell>
              <table:table-cell office:value-type="float" office:value="58.3133187016288">
                <text:p>58.3133187016288</text:p>
              </table:table-cell>
              <table:table-cell office:value-type="float" office:value="63.7597027250206">
                <text:p>63.7597027250206</text:p>
              </table:table-cell>
            </table:table-row>
            <table:table-row>
              <table:table-cell office:value-type="string">
                <text:p>Dongsi</text:p>
                <draw:g>
                  <svg:desc>'PM2.5'.A6:'PM2.5'.A6</svg:desc>
                </draw:g>
              </table:table-cell>
              <table:table-cell office:value-type="float" office:value="93.1985790822269">
                <text:p>93.1985790822269</text:p>
                <draw:g>
                  <svg:desc>'PM2.5'.B6:'PM2.5'.B6 'PM2.5'.D6:'PM2.5'.D6 'PM2.5'.F6:'PM2.5'.F6 'PM2.5'.H6:'PM2.5'.H6</svg:desc>
                </draw:g>
              </table:table-cell>
              <table:table-cell office:value-type="float" office:value="84.1666820382753">
                <text:p>84.1666820382753</text:p>
              </table:table-cell>
              <table:table-cell office:value-type="float" office:value="79.4636573273377">
                <text:p>79.4636573273377</text:p>
              </table:table-cell>
              <table:table-cell office:value-type="float" office:value="88.0823290776757">
                <text:p>88.0823290776757</text:p>
              </table:table-cell>
            </table:table-row>
            <table:table-row>
              <table:table-cell office:value-type="string">
                <text:p>Guanyuan</text:p>
                <draw:g>
                  <svg:desc>'PM2.5'.A7:'PM2.5'.A7</svg:desc>
                </draw:g>
              </table:table-cell>
              <table:table-cell office:value-type="float" office:value="88.5045233124565">
                <text:p>88.5045233124565</text:p>
                <draw:g>
                  <svg:desc>'PM2.5'.B7:'PM2.5'.B7 'PM2.5'.D7:'PM2.5'.D7 'PM2.5'.F7:'PM2.5'.F7 'PM2.5'.H7:'PM2.5'.H7</svg:desc>
                </draw:g>
              </table:table-cell>
              <table:table-cell office:value-type="float" office:value="83.9493936567164">
                <text:p>83.9493936567164</text:p>
              </table:table-cell>
              <table:table-cell office:value-type="float" office:value="75.896866359447">
                <text:p>75.896866359447</text:p>
              </table:table-cell>
              <table:table-cell office:value-type="float" office:value="83.4385064177363">
                <text:p>83.4385064177363</text:p>
              </table:table-cell>
            </table:table-row>
            <table:table-row>
              <table:table-cell office:value-type="string">
                <text:p>Gucheng</text:p>
                <draw:g>
                  <svg:desc>'PM2.5'.A8:'PM2.5'.A8</svg:desc>
                </draw:g>
              </table:table-cell>
              <table:table-cell office:value-type="float" office:value="89.0665501165501">
                <text:p>89.0665501165501</text:p>
                <draw:g>
                  <svg:desc>'PM2.5'.B8:'PM2.5'.B8 'PM2.5'.D8:'PM2.5'.D8 'PM2.5'.F8:'PM2.5'.F8 'PM2.5'.H8:'PM2.5'.H8</svg:desc>
                </draw:g>
              </table:table-cell>
              <table:table-cell office:value-type="float" office:value="84.3484802784223">
                <text:p>84.3484802784223</text:p>
              </table:table-cell>
              <table:table-cell office:value-type="float" office:value="77.8733658423314">
                <text:p>77.8733658423314</text:p>
              </table:table-cell>
              <table:table-cell office:value-type="float" office:value="84.1398024404416">
                <text:p>84.1398024404416</text:p>
              </table:table-cell>
            </table:table-row>
            <table:table-row>
              <table:table-cell office:value-type="string">
                <text:p>Huairou</text:p>
                <draw:g>
                  <svg:desc>'PM2.5'.A9:'PM2.5'.A9</svg:desc>
                </draw:g>
              </table:table-cell>
              <table:table-cell office:value-type="float" office:value="76.2561120341799">
                <text:p>76.2561120341799</text:p>
                <draw:g>
                  <svg:desc>'PM2.5'.B9:'PM2.5'.B9 'PM2.5'.D9:'PM2.5'.D9 'PM2.5'.F9:'PM2.5'.F9 'PM2.5'.H9:'PM2.5'.H9</svg:desc>
                </draw:g>
              </table:table-cell>
              <table:table-cell office:value-type="float" office:value="71.6455416272469">
                <text:p>71.6455416272469</text:p>
              </table:table-cell>
              <table:table-cell office:value-type="float" office:value="65.6607761124666">
                <text:p>65.6607761124666</text:p>
              </table:table-cell>
              <table:table-cell office:value-type="float" office:value="65.1257248898168">
                <text:p>65.1257248898168</text:p>
              </table:table-cell>
            </table:table-row>
            <table:table-row>
              <table:table-cell office:value-type="string">
                <text:p>Nongzhanguan</text:p>
                <draw:g>
                  <svg:desc>'PM2.5'.A10:'PM2.5'.A10</svg:desc>
                </draw:g>
              </table:table-cell>
              <table:table-cell office:value-type="float" office:value="91.1613942252387">
                <text:p>91.1613942252387</text:p>
                <draw:g>
                  <svg:desc>'PM2.5'.B10:'PM2.5'.B10 'PM2.5'.D10:'PM2.5'.D10 'PM2.5'.F10:'PM2.5'.F10 'PM2.5'.H10:'PM2.5'.H10</svg:desc>
                </draw:g>
              </table:table-cell>
              <table:table-cell office:value-type="float" office:value="86.7231951560317">
                <text:p>86.7231951560317</text:p>
              </table:table-cell>
              <table:table-cell office:value-type="float" office:value="78.0505095466792">
                <text:p>78.0505095466792</text:p>
              </table:table-cell>
              <table:table-cell office:value-type="float" office:value="83.3065676491065">
                <text:p>83.3065676491065</text:p>
              </table:table-cell>
            </table:table-row>
            <table:table-row>
              <table:table-cell office:value-type="string">
                <text:p>Shunyi</text:p>
                <draw:g>
                  <svg:desc>'PM2.5'.A11:'PM2.5'.A11</svg:desc>
                </draw:g>
              </table:table-cell>
              <table:table-cell office:value-type="float" office:value="84.5187507393825">
                <text:p>84.5187507393825</text:p>
                <draw:g>
                  <svg:desc>'PM2.5'.B11:'PM2.5'.B11 'PM2.5'.D11:'PM2.5'.D11 'PM2.5'.F11:'PM2.5'.F11 'PM2.5'.H11:'PM2.5'.H11</svg:desc>
                </draw:g>
              </table:table-cell>
              <table:table-cell office:value-type="float" office:value="80.3741740344346">
                <text:p>80.3741740344346</text:p>
              </table:table-cell>
              <table:table-cell office:value-type="float" office:value="75.4590793724042">
                <text:p>75.4590793724042</text:p>
              </table:table-cell>
              <table:table-cell office:value-type="float" office:value="77.6980080626038">
                <text:p>77.6980080626038</text:p>
              </table:table-cell>
            </table:table-row>
            <table:table-row>
              <table:table-cell office:value-type="string">
                <text:p>Tiantan</text:p>
                <draw:g>
                  <svg:desc>'PM2.5'.A12:'PM2.5'.A12</svg:desc>
                </draw:g>
              </table:table-cell>
              <table:table-cell office:value-type="float" office:value="88.6317668739922">
                <text:p>88.6317668739922</text:p>
                <draw:g>
                  <svg:desc>'PM2.5'.B12:'PM2.5'.B12 'PM2.5'.D12:'PM2.5'.D12 'PM2.5'.F12:'PM2.5'.F12 'PM2.5'.H12:'PM2.5'.H12</svg:desc>
                </draw:g>
              </table:table-cell>
              <table:table-cell office:value-type="float" office:value="83.7082584003786">
                <text:p>83.7082584003786</text:p>
              </table:table-cell>
              <table:table-cell office:value-type="float" office:value="75.8832811956899">
                <text:p>75.8832811956899</text:p>
              </table:table-cell>
              <table:table-cell office:value-type="float" office:value="80.42832289492">
                <text:p>80.42832289492</text:p>
              </table:table-cell>
            </table:table-row>
            <table:table-row>
              <table:table-cell office:value-type="string">
                <text:p>Wanliu</text:p>
                <draw:g>
                  <svg:desc>'PM2.5'.A13:'PM2.5'.A13</svg:desc>
                </draw:g>
              </table:table-cell>
              <table:table-cell office:value-type="float" office:value="98.0740443117897">
                <text:p>98.0740443117897</text:p>
                <draw:g>
                  <svg:desc>'PM2.5'.B13:'PM2.5'.B13 'PM2.5'.D13:'PM2.5'.D13 'PM2.5'.F13:'PM2.5'.F13 'PM2.5'.H13:'PM2.5'.H13</svg:desc>
                </draw:g>
              </table:table-cell>
              <table:table-cell office:value-type="float" office:value="83.6512430939227">
                <text:p>83.6512430939227</text:p>
              </table:table-cell>
              <table:table-cell office:value-type="float" office:value="73.9102270094973">
                <text:p>73.9102270094973</text:p>
              </table:table-cell>
              <table:table-cell office:value-type="float" office:value="77.74031679963">
                <text:p>77.74031679963</text:p>
              </table:table-cell>
            </table:table-row>
            <table:table-row>
              <table:table-cell office:value-type="string">
                <text:p>Wanshouxigong</text:p>
                <draw:g>
                  <svg:desc>'PM2.5'.A14:'PM2.5'.A14</svg:desc>
                </draw:g>
              </table:table-cell>
              <table:table-cell office:value-type="float" office:value="91.6487001733102">
                <text:p>91.6487001733102</text:p>
                <draw:g>
                  <svg:desc>'PM2.5'.B14:'PM2.5'.B14 'PM2.5'.D14:'PM2.5'.D14 'PM2.5'.F14:'PM2.5'.F14 'PM2.5'.H14:'PM2.5'.H14</svg:desc>
                </draw:g>
              </table:table-cell>
              <table:table-cell office:value-type="float" office:value="84.5637778810409">
                <text:p>84.5637778810409</text:p>
              </table:table-cell>
              <table:table-cell office:value-type="float" office:value="77.9483463830782">
                <text:p>77.9483463830782</text:p>
              </table:table-cell>
              <table:table-cell office:value-type="float" office:value="85.863476836687">
                <text:p>85.863476836687</text:p>
              </table:table-cell>
            </table:table-row>
            <table:table-row>
              <table:table-cell office:value-type="string">
                <text:p>Geral</text:p>
                <draw:g>
                  <svg:desc>'PM2.5'.A15:'PM2.5'.A15</svg:desc>
                </draw:g>
              </table:table-cell>
              <table:table-cell office:value-type="float" office:value="86.6629146632871">
                <text:p>86.6629146632871</text:p>
                <draw:g>
                  <svg:desc>'PM2.5'.B15:'PM2.5'.B15 'PM2.5'.D15:'PM2.5'.D15 'PM2.5'.F15:'PM2.5'.F15 'PM2.5'.H15:'PM2.5'.H15</svg:desc>
                </draw:g>
              </table:table-cell>
              <table:table-cell office:value-type="float" office:value="81.3112451521116">
                <text:p>81.3112451521116</text:p>
              </table:table-cell>
              <table:table-cell office:value-type="float" office:value="73.114267042319">
                <text:p>73.114267042319</text:p>
              </table:table-cell>
              <table:table-cell office:value-type="float" office:value="78.0808832832131">
                <text:p>78.0808832832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